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7978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33ce2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a61c40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2" style:family="paragraph" style:parent-style-name="Standard">
      <style:text-properties officeooo:paragraph-rsid="0b0ddd8e"/>
    </style:style>
    <style:style style:name="P23" style:family="paragraph" style:parent-style-name="Standard">
      <style:text-properties officeooo:paragraph-rsid="04f68805"/>
    </style:style>
    <style:style style:name="P2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a3617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text-properties officeooo:rsid="0dde9a1c" officeooo:paragraph-rsid="0dde9a1c"/>
    </style:style>
    <style:style style:name="P27" style:family="paragraph" style:parent-style-name="Standard">
      <style:text-properties officeooo:rsid="0dde9a1c" officeooo:paragraph-rsid="0f28fb61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29" style:family="paragraph" style:parent-style-name="Footnote">
      <style:text-properties officeooo:rsid="043ccc66" officeooo:paragraph-rsid="0dca2508"/>
    </style:style>
    <style:style style:name="P30" style:family="paragraph" style:parent-style-name="Footnote">
      <style:text-properties officeooo:rsid="043ccc66" officeooo:paragraph-rsid="0e5afad8"/>
    </style:style>
    <style:style style:name="P31" style:family="paragraph" style:parent-style-name="Standard">
      <style:paragraph-properties fo:text-align="center" style:justify-single-word="false"/>
      <style:text-properties officeooo:paragraph-rsid="0cc50ec9"/>
    </style:style>
    <style:style style:name="P32" style:family="paragraph" style:parent-style-name="Standard">
      <style:paragraph-properties fo:text-align="center" style:justify-single-word="false"/>
      <style:text-properties officeooo:paragraph-rsid="0db0d4d1"/>
    </style:style>
    <style:style style:name="P33" style:family="paragraph" style:parent-style-name="Standard">
      <style:paragraph-properties fo:text-align="center" style:justify-single-word="false"/>
      <style:text-properties officeooo:paragraph-rsid="0cc5fe5b"/>
    </style:style>
    <style:style style:name="P34" style:family="paragraph" style:parent-style-name="Standard">
      <style:paragraph-properties fo:text-align="center" style:justify-single-word="false"/>
      <style:text-properties officeooo:paragraph-rsid="0d804757"/>
    </style:style>
    <style:style style:name="P35" style:family="paragraph" style:parent-style-name="Standard">
      <style:paragraph-properties fo:text-align="center" style:justify-single-word="false"/>
      <style:text-properties officeooo:paragraph-rsid="0dce9327"/>
    </style:style>
    <style:style style:name="P36" style:family="paragraph" style:parent-style-name="Standard">
      <style:paragraph-properties fo:text-align="center" style:justify-single-word="false"/>
      <style:text-properties officeooo:paragraph-rsid="103fc298"/>
    </style:style>
    <style:style style:name="P37" style:family="paragraph" style:parent-style-name="Standard">
      <style:paragraph-properties fo:text-align="center" style:justify-single-word="false"/>
      <style:text-properties officeooo:paragraph-rsid="10411e41"/>
    </style:style>
    <style:style style:name="P38" style:family="paragraph" style:parent-style-name="Standard">
      <style:paragraph-properties fo:text-align="center" style:justify-single-word="false"/>
      <style:text-properties officeooo:paragraph-rsid="0cc79a2d"/>
    </style:style>
    <style:style style:name="P39" style:family="paragraph" style:parent-style-name="Footnote">
      <style:text-properties officeooo:paragraph-rsid="0f92b562"/>
    </style:style>
    <style:style style:name="P40" style:family="paragraph" style:parent-style-name="Standard">
      <style:text-properties officeooo:paragraph-rsid="0f9ce6c3"/>
    </style:style>
    <style:style style:name="P41" style:family="paragraph" style:parent-style-name="Footnote">
      <style:text-properties officeooo:paragraph-rsid="102c1a0f"/>
    </style:style>
    <style:style style:name="P42" style:family="paragraph" style:parent-style-name="Standard">
      <style:text-properties officeooo:paragraph-rsid="10708155"/>
    </style:style>
    <style:style style:name="P43" style:family="paragraph" style:parent-style-name="Standard">
      <style:text-properties officeooo:paragraph-rsid="10719011"/>
    </style:style>
    <style:style style:name="P44" style:family="paragraph" style:parent-style-name="Standard">
      <style:text-properties officeooo:paragraph-rsid="10738c5f"/>
    </style:style>
    <style:style style:name="P45" style:family="paragraph" style:parent-style-name="Footnote">
      <style:text-properties officeooo:paragraph-rsid="107faaf0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90e7c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text-properties officeooo:paragraph-rsid="10927978"/>
    </style:style>
    <style:style style:name="P49" style:family="paragraph" style:parent-style-name="Footnote">
      <style:text-properties officeooo:paragraph-rsid="10a032f8"/>
    </style:style>
    <style:style style:name="P50" style:family="paragraph" style:parent-style-name="Standard">
      <style:text-properties officeooo:paragraph-rsid="10a33ce2"/>
    </style:style>
    <style:style style:name="P51" style:family="paragraph" style:parent-style-name="Standard">
      <style:text-properties officeooo:paragraph-rsid="0c8364eb"/>
    </style:style>
    <style:style style:name="P52" style:family="paragraph" style:parent-style-name="Standard">
      <style:text-properties officeooo:paragraph-rsid="0c819a59"/>
    </style:style>
    <style:style style:name="P53" style:family="paragraph" style:parent-style-name="Standard">
      <style:text-properties officeooo:paragraph-rsid="10a49d18"/>
    </style:style>
    <style:style style:name="P54" style:family="paragraph" style:parent-style-name="Standard">
      <style:text-properties officeooo:paragraph-rsid="0a0f8417"/>
    </style:style>
    <style:style style:name="P5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5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7" style:family="paragraph" style:parent-style-name="Standard" style:list-style-name="L1">
      <style:paragraph-properties fo:break-before="page"/>
      <style:text-properties officeooo:paragraph-rsid="0b0ddd8e"/>
    </style:style>
    <style:style style:name="P5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6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6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fo:language="nl" fo:country="NL" style:text-underline-style="none" officeooo:rsid="10a33ce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style:font-size-asian="12pt" style:font-size-complex="12pt"/>
    </style:style>
    <style:style style:name="T13" style:family="text">
      <style:text-properties style:font-name="Liberation Sans" fo:font-size="12pt" style:text-underline-style="none" officeooo:rsid="00bddfbe" style:font-size-asian="12pt" style:font-size-complex="12pt"/>
    </style:style>
    <style:style style:name="T14" style:family="text">
      <style:text-properties style:font-name="Liberation Sans" fo:font-size="12pt" style:text-underline-style="none" officeooo:rsid="109809f9" style:font-size-asian="12pt" style:font-size-complex="12pt"/>
    </style:style>
    <style:style style:name="T15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21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24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2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0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6" style:family="text">
      <style:text-properties fo:color="#000000" loext:opacity="100%" style:font-name="Liberation Sans" fo:font-size="12pt" style:font-size-asian="12pt" style:font-size-complex="12pt"/>
    </style:style>
    <style:style style:name="T15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88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text-underline-style="none" officeooo:rsid="0ed666af" style:font-name-asian="HG Mincho Light J" style:font-size-asian="12pt" style:font-name-complex="Arial Unicode MS" style:font-size-complex="12pt" style:language-complex="nl" style:country-complex="NL"/>
    </style:style>
    <style:style style:name="T19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5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style:text-underline-style="none" fo:font-weight="normal" officeooo:rsid="109809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style:text-underline-style="none" officeooo:rsid="109809f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0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10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11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12" style:family="text">
      <style:text-properties officeooo:rsid="04473353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officeooo:rsid="0aace3cd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2c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aa44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9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0" style:family="text">
      <style:text-properties officeooo:rsid="0f8f58bd"/>
    </style:style>
    <style:style style:name="T241" style:family="text">
      <style:text-properties officeooo:rsid="0f95a7a0"/>
    </style:style>
    <style:style style:name="T242" style:family="text">
      <style:text-properties officeooo:rsid="105c8aaa"/>
    </style:style>
    <style:style style:name="T243" style:family="text">
      <style:text-properties fo:font-size="12pt" style:font-size-asian="12pt" style:font-size-complex="12pt"/>
    </style:style>
    <style:style style:name="T244" style:family="text">
      <style:text-properties officeooo:rsid="109809f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55"><text:span text:style-name="T134">C</text:span><text:span text:style-name="T133">hecklist voor </text:span><text:span text:style-name="T135">de installatie</text:span><text:span text:style-name="T133"> van </text:span><text:span text:style-name="T139"><text:user-field-get text:name="Distro">Rocky Linux</text:user-field-get></text:span><text:span text:style-name="T140"><text:s/></text:span><text:span text:style-name="T139"><text:user-field-get text:name="Version">8.10</text:user-field-get></text:span><text:span text:style-name="T137"><text:note text:id="ftn1" text:note-class="footnote"><text:note-citation>1</text:note-citation><text:note-body><text:p text:style-name="P41"><text:span text:style-name="T219">D</text:span><text:span text:style-name="T216">eze </text:span><text:span text:style-name="T223"><text:user-field-get text:name="Distro">Rocky Linux</text:user-field-get></text:span><text:span text:style-name="T217"><text:s/></text:span><text:span text:style-name="T224"><text:user-field-get text:name="Version">8.10</text:user-field-get></text:span><text:span text:style-name="T224"><text:s/></text:span><text:span text:style-name="T225">Server</text:span><text:span text:style-name="T216"> (codenaam </text:span><text:span text:style-name="T218">GreenObsidian</text:span><text:span text:style-name="T216">) </text:span><text:span text:style-name="T222">van 31 mei 2024 </text:span><text:span text:style-name="T216">wordt ondersteund tot </text:span><text:span text:style-name="T221">1 </text:span><text:span text:style-name="T220">mei</text:span><text:span text:style-name="T216"> 202</text:span><text:span text:style-name="T218">9</text:span><text:span text:style-name="T216">.</text:span></text:p></text:note-body></text:note></text:span><text:span text:style-name="T138"><text:s/></text:span><text:span text:style-name="T141">Server</text:span><text:span text:style-name="T136">.</text:span></text:p>
      <text:p text:style-name="P8"/>
      <text:p text:style-name="P9"/>
      <text:p text:style-name="P46">Vul het tekstvak achter &lt;...&gt; in</text:p>
      <text:p text:style-name="P3"><text:span text:style-name="T20">&lt;</text:span><text:span text:style-name="T205">g</text:span><text:span text:style-name="T9">ebruiker</text:span><text:span text:style-name="T190">&gt;</text:span><text:span text:style-name="T197"><text:tab/><text:tab/></text:span><text:span text:style-name="T211"> <text:tab/><text:tab/></text:span><text:span text:style-name="T198"><draw:control text:anchor-type="as-char" svg:y="-0.4cm" draw:z-index="7" draw:name="Gebruiker 2" draw:style-name="gr2" draw:text-style-name="P63" svg:width="6.002cm" svg:height="0.5cm" draw:control="control6"><svg:title>Gebruiker</svg:title><svg:desc>Volledige naam, bijv. Jan Stek</svg:desc></draw:control></text:span><text:span text:style-name="T198"><text:tab/></text:span><text:span text:style-name="T199">b</text:span><text:span text:style-name="T233">ijv.</text:span><text:span text:style-name="T200"> </text:span><text:span text:style-name="T209">J</text:span><text:span text:style-name="T210">a</text:span><text:span text:style-name="T209">n </text:span><text:span text:style-name="T210">Jansen</text:span></text:p>
      <text:p text:style-name="P48"><text:span text:style-name="T9">&lt;</text:span><text:span text:style-name="T203">g</text:span><text:span text:style-name="T12">ebruikersnaam</text:span><text:span text:style-name="T190">&gt;</text:span><text:span text:style-name="T12"><text:tab/></text:span><text:span text:style-name="T202"><draw:control text:anchor-type="as-char" svg:y="-0.4cm" draw:z-index="8" draw:name="Gberuikersnaam 3" draw:style-name="gr2" draw:text-style-name="P63" svg:width="6.002cm" svg:height="0.5cm" draw:control="control7"><svg:title>Gebruikersnaam</svg:title><svg:desc>Korte naam, bijv. jan</svg:desc></draw:control></text:span><text:span text:style-name="T202"><text:tab/></text:span><text:span text:style-name="T204">b</text:span><text:span text:style-name="T236">ijv.</text:span><text:span text:style-name="T4"> </text:span><text:span text:style-name="T153">j</text:span><text:span text:style-name="T154">a</text:span><text:span text:style-name="T153">n</text:span></text:p>
      <text:p text:style-name="P2"><text:span text:style-name="T9">&lt;</text:span><text:span text:style-name="T10">computernaam</text:span><text:span text:style-name="T190">&gt;</text:span><text:span text:style-name="T206"><text:tab/><text:tab/></text:span><text:span text:style-name="T12"><draw:control text:anchor-type="as-char" svg:y="-0.4cm" draw:z-index="9" draw:name="Computernaam 1" draw:style-name="gr2" draw:text-style-name="P63" svg:width="6.002cm" svg:height="0.5cm" draw:control="control8"><svg:title>Computernaam</svg:title><svg:desc>Unieke naam van de computer</svg:desc></draw:control></text:span><text:span text:style-name="T12"><text:tab/></text:span><text:span text:style-name="T14">b</text:span><text:span text:style-name="T235">ijv.</text:span><text:span text:style-name="T191"> </text:span><text:span text:style-name="T196">pc02</text:span></text:p>
      <text:p text:style-name="P3"><text:span text:style-name="T20">&lt;</text:span><text:span text:style-name="T205">g</text:span><text:span text:style-name="T9">ebruiker</text:span><text:span text:style-name="T190">&gt;<text:tab/></text:span><text:span text:style-name="T192"><text:tab/></text:span><text:span text:style-name="T211"> <text:tab/><text:tab/></text:span><text:span text:style-name="T198"><draw:control text:anchor-type="as-char" svg:y="-0.4cm" draw:z-index="10" draw:name="Gebruiker 3" draw:style-name="gr2" draw:text-style-name="P63" svg:width="6.002cm" svg:height="0.5cm" draw:control="control9"><svg:title>Gebruiker</svg:title><svg:desc>Volledige naam, bijv. Jan Stek</svg:desc></draw:control></text:span><text:span text:style-name="T198"><text:tab/></text:span><text:span text:style-name="T199">e</text:span><text:span text:style-name="T234">vt.</text:span><text:span text:style-name="T201"> extra gebruikers</text:span></text:p>
      <text:p text:style-name="P50"><text:span text:style-name="T20">&lt;</text:span><text:span text:style-name="T205">g</text:span><text:span text:style-name="T9">ebruikersnaam</text:span><text:span text:style-name="T190">&gt;<text:tab/></text:span><text:span text:style-name="T202"><draw:control text:anchor-type="as-char" svg:y="-0.4cm" draw:z-index="11" draw:name="Gberuikersnaam 4" draw:style-name="gr2" draw:text-style-name="P63" svg:width="6.002cm" svg:height="0.5cm" draw:control="control10"><svg:title>Gebruikersnaam</svg:title><svg:desc>Korte naam, bijv. jan</svg:desc></draw:control></text:span><text:span text:style-name="T202"><text:tab/></text:span><text:span text:style-name="T204">e</text:span><text:span text:style-name="T237">vt.</text:span><text:span text:style-name="T193"> extra gebruikers</text:span></text:p>
      <text:p text:style-name="P47"><text:span text:style-name="T244">v</text:span>ervang &lt;...&gt; in deze checklist door de waarde in het tekstvak.</text:p>
      <text:p text:style-name="P21"/>
      <text:p text:style-name="P21"/>
      <text:p text:style-name="P1"><text:span text:style-name="Strong_20_Emphasis"><text:span text:style-name="T121">Nog niet op Linux?</text:span></text:span><text:span text:style-name="T145"><text:tab/></text:span><text:span text:style-name="T149">G</text:span><text:span text:style-name="T146">ebruik </text:span><text:span text:style-name="Strong_20_Emphasis"><text:span text:style-name="T150">Checklist </text:span></text:span><text:span text:style-name="Strong_20_Emphasis"><text:span text:style-name="T151">overzetten</text:span></text:span><text:span text:style-name="T146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47"> onder </text:span><text:span text:style-name="Strong_20_Emphasis"><text:span text:style-name="T122">Linux</text:span></text:span><text:span text:style-name="T148">.</text:span></text:p>
      <text:p text:style-name="P20"><text:span text:style-name="Strong_20_Emphasis"><text:span text:style-name="T123">Nieuwe installatie?</text:span></text:span><text:span text:style-name="T118"><text:tab/></text:span><text:span text:style-name="T120">B</text:span><text:span text:style-name="T118">egin bij hoofdstuk </text:span><text:span text:style-name="Strong_20_Emphasis"><text:span text:style-name="T123"><text:bookmark-ref text:reference-format="page" text:ref-name="__RefNumPara__4009_1271708128">2</text:bookmark-ref></text:span></text:span><text:span text:style-name="Strong_20_Emphasis"><text:span text:style-name="T123"><text:s text:c="2"/></text:span></text:span><text:span text:style-name="Strong_20_Emphasis"><text:span text:style-name="T124"><text:bookmark-ref text:reference-format="text" text:ref-name="__RefNumPara__4009_1271708128">Installatie uitvoeren</text:bookmark-ref></text:span></text:span><text:span text:style-name="T119">.</text:span></text:p>
      <text:p text:style-name="P15"/>
      <text:p text:style-name="P15"/>
      <text:list text:style-name="L1">
        <text:list-item>
          <text:p text:style-name="P58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><text:span text:style-name="Strong_20_Emphasis"><text:span text:style-name="T51"><draw:control text:anchor-type="as-char" draw:z-index="4" draw:name="Vorm3_0" draw:style-name="gr1" draw:text-style-name="P62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51"><draw:control text:anchor-type="as-char" draw:z-index="5" draw:name="Vorm3_ 2" draw:style-name="gr1" draw:text-style-name="P62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25"><text:span text:style-name="T39">Aanmelden als </text:span><text:span text:style-name="T21">&lt;</text:span><text:span text:style-name="T208">g</text:span><text:span text:style-name="T5">ebruiker</text:span><text:span text:style-name="T194">&gt;</text:span><text:span text:style-name="T6"><text:note text:id="ftn2" text:note-class="footnote"><text:note-citation>2</text:note-citation><text:note-body><text:p text:style-name="P29"><text:span text:style-name="T79">E</text:span><text:span text:style-name="T93">v</text:span><text:span text:style-name="T94">en</text:span><text:span text:style-name="T96">t</text:span><text:span text:style-name="T97">uele </text:span><text:span text:style-name="T98">extra </text:span><text:span text:style-name="T238">gebruiker</text:span><text:span text:style-name="T91">s</text:span><text:span text:style-name="T98"> aanmelden </text:span><text:span text:style-name="T99">en dezelfde stappen uitvoeren</text:span><text:span text:style-name="T95">.</text:span></text:p></text:note-body></text:note></text:span><text:span text:style-name="T40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2" office:value-type="string">
            <text:p text:style-name="P52"/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6"><text:span text:style-name="Strong_20_Emphasis"><text:span text:style-name="T52"><draw:control text:anchor-type="as-char" draw:z-index="12" draw:name="Vorm4" draw:style-name="gr1" draw:text-style-name="P62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3" office:value-type="string">
            <text:p text:style-name="P42"><text:span text:style-name="T78">Typ: </text:span><text:span text:style-name="User_20_Entry"><text:span text:style-name="T111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4" office:value-type="string">
            <text:p text:style-name="P26"><text:span text:style-name="T2">V</text:span><text:span text:style-name="T42">olg </text:span><text:span text:style-name="T43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5" office:value-type="string">
            <text:p text:style-name="P51"/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6"><text:span text:style-name="Strong_20_Emphasis"><text:span text:style-name="T52"><draw:control text:anchor-type="as-char" draw:z-index="13" draw:name="Vorm 3" draw:style-name="gr1" draw:text-style-name="P62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52"><draw:control text:anchor-type="as-char" draw:z-index="14" draw:name="Vorm 4" draw:style-name="gr1" draw:text-style-name="P62" svg:width="0.35cm" svg:height="0.35cm" draw:control="control13"/></text:span></text:span></text:p>
          </table:table-cell>
          <table:table-cell table:style-name="_31_._5f_Installatie_5f_voorbereiden.D6" office:value-type="string">
            <text:p text:style-name="P43"><text:span text:style-name="T78">Typ: </text:span><text:span text:style-name="User_20_Entry"><text:span text:style-name="T111">kz menu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32"><text:span text:style-name="Strong_20_Emphasis"><text:span text:style-name="T41"/></text:span></text:p>
          </table:table-cell>
          <table:table-cell table:style-name="_31_._5f_Installatie_5f_voorbereiden.D7" office:value-type="string">
            <text:p text:style-name="P40"><text:span text:style-name="T48">Selecteer</text:span><text:span text:style-name="T43"> </text:span><text:span text:style-name="Strong_20_Emphasis"><text:span text:style-name="T28">1</text:span></text:span><text:span text:style-name="T60"> </text:span><text:span text:style-name="T61">Installatie voorbereiden</text:span><text:span text:style-name="T47">.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27"><text:span text:style-name="T2">V</text:span><text:span text:style-name="T42">olg </text:span><text:span text:style-name="T43">de aanwijzingen op het scherm.</text:span></text:p>
          </table:table-cell>
        </table:table-row>
      </table:table>
      <text:p text:style-name="P6"/>
      <text:list text:continue-numbering="true" text:style-name="L1">
        <text:list-item>
          <text:p text:style-name="P57"><text:bookmark-start text:name="__RefNumPara__4009_1271708128"/><text:span text:style-name="Strong_20_Emphasis"><text:span text:style-name="T152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4" draw:style-name="gr1" draw:text-style-name="P62" svg:width="0.35cm" svg:height="0.35cm" draw:control="control22"/></text:span></text:p>
          </table:table-cell>
          <table:table-cell table:style-name="_32_._5f_Installatie_5f_uitvoeren.C1" office:value-type="string">
            <text:p text:style-name="Standard"><text:span text:style-name="T156">Start de computer op vanaf</text:span><text:span text:style-name="T156"><text:note text:id="ftn3" text:note-class="footnote"><text:note-citation>1</text:note-citation><text:note-body><text:p text:style-name="P49"><text:span text:style-name="T103">B</text:span><text:span text:style-name="T104">ootmenu/</text:span><text:span text:style-name="T103">S</text:span><text:span text:style-name="T104">etup</text:span><text:span text:style-name="T102"> via </text:span><text:span text:style-name="T100">é</text:span><text:span text:style-name="T101">é</text:span><text:span text:style-name="T103">n van de </text:span><text:span text:style-name="T105">Veelgebruikte toetsen:</text:span><text:span text:style-name="T107"> </text:span><text:span text:style-name="T115">Esc</text:span><text:span text:style-name="T107">, </text:span><text:span text:style-name="T115">Delete</text:span><text:span text:style-name="T107">, </text:span><text:span text:style-name="T115">F1</text:span><text:span text:style-name="T107">, </text:span><text:span text:style-name="T115">F2</text:span><text:span text:style-name="T107">, </text:span><text:span text:style-name="T115">F9</text:span><text:span text:style-name="T107">, </text:span><text:span text:style-name="T115">F10</text:span><text:span text:style-name="T107">, </text:span><text:span text:style-name="T115">F11</text:span><text:span text:style-name="T107">, of </text:span><text:span text:style-name="T115">F12</text:span></text:p></text:note-body></text:note></text:span><text:span text:style-name="T156"> </text:span><text:span text:style-name="T157">een </text:span><text:span text:style-name="T142"><text:user-field-get text:name="Distro">Rocky Linux</text:user-field-get></text:span><text:span text:style-name="T155"><text:s/></text:span><text:span text:style-name="T143"><text:user-field-get text:name="Version">8.10</text:user-field-get></text:span><text:span text:style-name="T143"><text:s/></text:span><text:span text:style-name="T144">Server</text:span><text:span text:style-name="T72"> </text:span><text:span text:style-name="T73">L</text:span><text:span text:style-name="T74">ive</text:span><text:span text:style-name="T74"><text:note text:id="ftn4" text:note-class="footnote"><text:note-citation>2</text:note-citation><text:note-body><text:p text:style-name="P39"><text:span text:style-name="T212">Vanaf ee</text:span>n <text:span text:style-name="T241">L</text:span>ive <text:span text:style-name="T240">USB</text:span><text:span text:style-name="T215">-stick</text:span><text:span text:style-name="T18"> </text:span>kunt <text:span text:style-name="T212">u opstarten en</text:span> <text:span text:style-name="T16">met </text:span><text:span text:style-name="T158"><text:user-field-get text:name="Distro">Rocky Linux</text:user-field-get></text:span><text:span text:style-name="T158"><text:s/></text:span>werken zonder enige bestanden op de harde schijf te wijzigen en maakt ook installatie van <text:span text:style-name="T158"><text:user-field-get text:name="Distro">Rocky Linux</text:user-field-get></text:span><text:span text:style-name="T158"><text:s/></text:span>mogelijk.</text:p></text:note-body></text:note></text:span><text:span text:style-name="T74"> </text:span><text:span text:style-name="T77">USB</text:span><text:span text:style-name="T75">-stick</text:span><text:span text:style-name="T75"><text:note text:id="ftn5" text:note-class="footnote"><text:note-citation>3</text:note-citation><text:note-body><text:p text:style-name="P45"><text:span text:style-name="T90">Maak een opstartbare USB-stick</text:span><text:span text:style-name="T85">:<text:line-break/></text:span><text:span text:style-name="T80">Download </text:span><text:span text:style-name="T81">een </text:span><text:span text:style-name="T86">CD</text:span><text:span text:style-name="T89">-beeldbestand</text:span><text:span text:style-name="T82"> </text:span><text:span text:style-name="T83">(.iso) </text:span><text:span text:style-name="T82">vanaf </text:span><text:a xlink:type="simple" xlink:href="https://rockylinux.org/nl/download" text:style-name="Internet_20_link" text:visited-style-name="Visited_20_Internet_20_Link"><text:span text:style-name="Strong_20_Emphasis"><text:span text:style-name="T214">rockylinux.org/nl/download</text:span></text:span></text:a><text:span text:style-name="T82">, </text:span><text:span text:style-name="T88">klik onder </text:span><text:span text:style-name="Sterk_20_accent_20_voetnoot"><text:span text:style-name="T30">De</text:span></text:span><text:span text:style-name="Sterk_20_accent_20_voetnoot"><text:span text:style-name="T31">fault</text:span></text:span><text:span text:style-name="Sterk_20_accent_20_voetnoot"><text:span text:style-name="T30"> Images</text:span></text:span><text:span text:style-name="T88"> op </text:span><text:span text:style-name="Sterk_20_accent_20_voetnoot"><text:span text:style-name="T112">Rocky Linux </text:span></text:span><text:span text:style-name="Sterk_20_accent_20_voetnoot"><text:span text:style-name="T112"><text:user-field-get text:name="Version">8.10</text:user-field-get></text:span></text:span><text:span text:style-name="T112">, </text:span><text:span text:style-name="T113">en klik</text:span><text:span text:style-name="T112"> o</text:span><text:span text:style-name="T113">p</text:span><text:span text:style-name="T112"> </text:span><text:span text:style-name="Sterk_20_accent_20_voetnoot"><text:span text:style-name="T114">DVD ISO</text:span></text:span><text:span text:style-name="T106">.</text:span><text:span text:style-name="Strong_20_Emphasis"><text:span text:style-name="T116"><text:line-break/></text:span></text:span><text:span text:style-name="T84">De </text:span><text:span text:style-name="T87">ver</text:span><text:span text:style-name="T84">volgstappen staan beschreven in </text:span><text:span text:style-name="Sterk_20_accent_20_voetnoot"><text:span text:style-name="T32">Linux informatie</text:span></text:span><text:span text:style-name="T84">, te vinden op </text:span><text:a xlink:type="simple" xlink:href="https://karelzimmer.nl/" text:style-name="Internet_20_link" text:visited-style-name="Visited_20_Internet_20_Link"><text:span text:style-name="T213">karelzimmer.nl</text:span></text:a><text:span text:style-name="T84">, onder </text:span><text:span text:style-name="Strong_20_Emphasis"><text:span text:style-name="T92">Linux</text:span></text:span><text:span text:style-name="T84">.</text:span></text:p></text:note-body></text:note></text:span><text:span text:style-name="T7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48">Selecteer</text:span><text:span text:style-name="T36"> </text:span><text:span text:style-name="Strong_20_Emphasis"><text:span text:style-name="T24">Install </text:span></text:span><text:span text:style-name="Strong_20_Emphasis"><text:span text:style-name="T25"><text:user-field-get text:name="Distro">Rocky Linux</text:user-field-get></text:span></text:span><text:span text:style-name="Strong_20_Emphasis"><text:span text:style-name="T26"><text:s/></text:span></text:span><text:span text:style-name="Strong_20_Emphasis"><text:span text:style-name="T26"><text:user-field-get text:name="Version">8.10</text:user-field-get></text:span></text:span><text:span text:style-name="T34"><text:s/></text:span><text:span text:style-name="T53">en druk op de </text:span><text:span text:style-name="T27">Enter</text:span><text:span text:style-name="T50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26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62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179">Bij</text:span><text:span text:style-name="T180"> </text:span><text:span text:style-name="Strong_20_Emphasis"><text:span text:style-name="T181">WELCOME TO ROCKY LINUX </text:span></text:span><text:span text:style-name="Strong_20_Emphasis"><text:span text:style-name="T189"><text:user-field-get text:name="Version">8.10</text:user-field-get></text:span></text:span><text:span text:style-name="T182"><text:s/>select</text:span><text:span text:style-name="T183">eer</text:span><text:span text:style-name="T184"> </text:span><text:span text:style-name="Strong_20_Emphasis"><text:span text:style-name="T187">Nederlands</text:span></text:span><text:span text:style-name="T184"> en klik</text:span><text:span text:style-name="T185"> </text:span><text:span text:style-name="T184">op</text:span><text:span text:style-name="T186"> </text:span><text:span text:style-name="Strong_20_Emphasis"><text:span text:style-name="T177">Doorgaan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9" draw:name="Vorm 10" draw:style-name="gr1" draw:text-style-name="P62" svg:width="0.35cm" svg:height="0.35cm" draw:control="control18"/></text:span></text:p>
          </table:table-cell>
          <table:table-cell table:style-name="_32_._5f_Installatie_5f_uitvoeren.C7" office:value-type="string">
            <text:p text:style-name="Standard"><text:span text:style-name="T167">Onder</text:span><text:span text:style-name="T163"> </text:span><text:span text:style-name="Strong_20_Emphasis"><text:span text:style-name="T167">GEBRUIKERSINSTELLINGEN </text:span></text:span><text:span text:style-name="T167">klik op </text:span><text:span text:style-name="T173">Gebruiker aanmaken</text:span><text:span text:style-name="T16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P53"><text:span text:style-name="T242">Vul in </text:span><text:span text:style-name="Strong_20_Emphasis"><text:span text:style-name="T71">Volledige naam</text:span></text:span><text:span text:style-name="T55"> </text:span><text:span text:style-name="T20">&lt;</text:span><text:span text:style-name="T205">g</text:span><text:span text:style-name="T9">ebruiker</text:span><text:span text:style-name="T190">&gt;</text:span><text:span text:style-name="T56">, <text:line-break/></text:span><text:span text:style-name="Strong_20_Emphasis"><text:span text:style-name="T71">Gebruikersnaam</text:span></text:span><text:span text:style-name="T55"> &lt;</text:span><text:span text:style-name="T7">gebruikersnaam&gt;</text:span><text:span text:style-name="T55">,</text:span></text:p>
            <text:p text:style-name="Standard"><text:span text:style-name="T58">vink aan </text:span><text:span text:style-name="Strong_20_Emphasis"><text:span text:style-name="T117">Maak deze gebruiker beheerde</text:span></text:span><text:span text:style-name="T68">r</text:span><text:span text:style-name="T58">,</text:span></text:p>
            <text:p text:style-name="Standard"><text:span text:style-name="T57">g</text:span><text:span text:style-name="T58">eef tweemaal een </text:span><text:span text:style-name="Strong_20_Emphasis"><text:span text:style-name="T71">wachtwoord</text:span></text:span><text:span text:style-name="T58"> </text:span><text:span text:style-name="T59">en k</text:span><text:span text:style-name="T58">lik op </text:span><text:span text:style-name="Strong_20_Emphasis"><text:span text:style-name="T68">Klaar</text:span></text:span><text:span text:style-name="T5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0" draw:name="Vorm 2" draw:style-name="gr1" draw:text-style-name="P62" svg:width="0.35cm" svg:height="0.35cm" draw:control="control19"/></text:span></text:p>
          </table:table-cell>
          <table:table-cell table:style-name="_32_._5f_Installatie_5f_uitvoeren.C7" office:value-type="string">
            <text:p text:style-name="Standard"><text:span text:style-name="T170">O</text:span><text:span text:style-name="T167">nder </text:span><text:span text:style-name="T173">SYSTEEM</text:span><text:span text:style-name="T167"> </text:span><text:span text:style-name="T170">klik </text:span><text:span text:style-name="T167">op </text:span><text:span text:style-name="T173">Installatiebestemming</text:span><text:span text:style-name="Strong_20_Emphasis"><text:span text:style-name="T161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37">Controleer </text:span><text:span text:style-name="T38">de </text:span><text:span text:style-name="T67">Apparaatselectie </text:span><text:span text:style-name="T37">en klik op </text:span><text:span text:style-name="T66">Klaar</text:span><text:span text:style-name="T3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2" draw:style-name="gr1" draw:text-style-name="P62" svg:width="0.35cm" svg:height="0.35cm" draw:control="control20"/></text:span></text:p>
          </table:table-cell>
          <table:table-cell table:style-name="_32_._5f_Installatie_5f_uitvoeren.C7" office:value-type="string">
            <text:p text:style-name="Standard"><text:span text:style-name="T170">O</text:span><text:span text:style-name="T167">nder </text:span><text:span text:style-name="T173">SYSTEEM</text:span><text:span text:style-name="T167"> </text:span><text:span text:style-name="T170">klik </text:span><text:span text:style-name="T167">op </text:span><text:span text:style-name="T173">Netwerk &amp; hostnaam</text:span><text:span text:style-name="Strong_20_Emphasis"><text:span text:style-name="T161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72">Verplaats</text:span><text:span text:style-name="T168"> </text:span><text:span text:style-name="T171">de </text:span><text:span text:style-name="T168">schuif</text:span><text:span text:style-name="T171">regelaar</text:span><text:span text:style-name="T168"> achter de netwerkadapter </text:span><text:span text:style-name="T171">van </text:span><text:span text:style-name="T176">UIT</text:span><text:span text:style-name="T171"> naar</text:span><text:span text:style-name="T168"> </text:span><text:span text:style-name="T174">AAN</text:span><text:span text:style-name="T16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6">V</text:span><text:span text:style-name="T164">ul </text:span><text:span text:style-name="T165">in </text:span><text:span text:style-name="Strong_20_Emphasis"><text:span text:style-name="T168">Hostnaam</text:span></text:span><text:span text:style-name="T11"> &lt;</text:span><text:span text:style-name="T13">computernaam&gt;</text:span><text:span text:style-name="T160"> </text:span><text:span text:style-name="T162">en klik op </text:span><text:span text:style-name="Strong_20_Emphasis"><text:span text:style-name="T174">Toepassen</text:span>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8">K</text:span><text:span text:style-name="T167">lik op </text:span><text:span text:style-name="T173">Klaar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" draw:style-name="gr1" draw:text-style-name="P62" svg:width="0.35cm" svg:height="0.35cm" draw:control="control21"/></text:span></text:p>
          </table:table-cell>
          <table:table-cell table:style-name="_32_._5f_Installatie_5f_uitvoeren.C15" office:value-type="string">
            <text:p text:style-name="Standard"><text:span text:style-name="T170">O</text:span><text:span text:style-name="T167">nder </text:span><text:span text:style-name="T173">SOFTWARE</text:span><text:span text:style-name="T167"> </text:span><text:span text:style-name="T170">klik </text:span><text:span text:style-name="T167">op </text:span><text:span text:style-name="T175">Software selectie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><text:span text:style-name="T169">Selecteer </text:span><text:span text:style-name="T175">Server</text:span><text:span text:style-name="T169"> en klik op </text:span><text:span text:style-name="T175">Klaar</text:span><text:span text:style-name="T15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5" draw:style-name="gr1" draw:text-style-name="P62" svg:width="0.35cm" svg:height="0.35cm" draw:control="control23"/></text:span></text:p>
          </table:table-cell>
          <table:table-cell table:style-name="_32_._5f_Installatie_5f_uitvoeren.C22" office:value-type="string">
            <text:p text:style-name="Standard"><text:span text:style-name="T188">Klik op </text:span><text:span text:style-name="Strong_20_Emphasis"><text:span text:style-name="T178">Begin installatie</text:span>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62" svg:width="0.35cm" svg:height="0.35cm" draw:control="control25"/></text:span></text:p>
          </table:table-cell>
          <table:table-cell table:style-name="_32_._5f_Installatie_5f_uitvoeren.C22" office:value-type="string">
            <text:p text:style-name="Standard">Klik op <text:span text:style-name="T15">Systeem herstarten</text:span><text:span text:style-name="T243">.</text:span></text:p>
          </table:table-cell>
        </table:table-row>
      </table:table>
      <text:p text:style-name="P22"><text:span text:style-name="Strong_20_Emphasis"><text:span text:style-name="T54"/></text:span></text:p>
      <text:list text:continue-numbering="true" text:style-name="L1">
        <text:list-item>
          <text:p text:style-name="P56"><text:span text:style-name="Strong_20_Emphasis"><text:span text:style-name="T69">Installatie </text:span></text:span><text:span text:style-name="Strong_20_Emphasis"><text:span text:style-name="T70">afronden</text:span></text:span></text:p>
        </text:list-item>
      </text:list>
      <text:p text:style-name="P23"><text:span text:style-name="Strong_20_Emphasis"><text:span text:style-name="T3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52"><draw:control text:anchor-type="as-char" draw:z-index="2" draw:name="Vorm24" draw:style-name="gr1" draw:text-style-name="P62" svg:width="0.35cm" svg:height="0.35cm" draw:control="control1"/></text:span></text:span></text:p>
          </table:table-cell>
          <table:table-cell table:style-name="_33_._5f_Installatie_5f_afronden.C1" office:value-type="string">
            <text:p text:style-name="Standard"><text:span text:style-name="T35">Aanmelden als </text:span><text:span text:style-name="T22">&lt;</text:span><text:span text:style-name="T207">g</text:span><text:span text:style-name="T8">ebruiker</text:span><text:span text:style-name="T195">&gt;</text:span><text:span text:style-name="T35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52"><draw:control text:anchor-type="as-char" draw:z-index="15" draw:name="Vorm 5" draw:style-name="gr1" draw:text-style-name="P62" svg:width="0.35cm" svg:height="0.35cm" draw:control="control14"/></text:span></text:span></text:p>
          </table:table-cell>
          <table:table-cell table:style-name="_33_._5f_Installatie_5f_afronden.C3" office:value-type="string">
            <text:p text:style-name="Standard"><text:span text:style-name="T78">Typ: </text:span><text:span text:style-name="User_20_Entry"><text:span text:style-name="T111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4" office:value-type="string">
            <text:p text:style-name="Standard"><text:span text:style-name="T2">V</text:span><text:span text:style-name="T42">olg </text:span><text:span text:style-name="T43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5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6"><text:span text:style-name="Strong_20_Emphasis"><text:span text:style-name="T52"><draw:control text:anchor-type="as-char" draw:z-index="16" draw:name="Vorm 7" draw:style-name="gr1" draw:text-style-name="P62" svg:width="0.35cm" svg:height="0.35cm" draw:control="control15"/></text:span></text:span></text:p>
          </table:table-cell>
          <table:table-cell table:style-name="_33_._5f_Installatie_5f_afronden.C6" office:value-type="string">
            <text:p text:style-name="Standard"><text:span text:style-name="T78">Typ: </text:span><text:span text:style-name="User_20_Entry"><text:span text:style-name="T111">kz menu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41"/></text:span></text:p>
          </table:table-cell>
          <table:table-cell table:style-name="_33_._5f_Installatie_5f_afronden.C7" office:value-type="string">
            <text:p text:style-name="Standard"><text:span text:style-name="T48">Selecteer</text:span><text:span text:style-name="T44"> </text:span><text:span text:style-name="Strong_20_Emphasis"><text:span text:style-name="T29">3</text:span></text:span><text:span text:style-name="T62"> </text:span><text:span text:style-name="T63">Installatie</text:span><text:span text:style-name="T64"> </text:span><text:span text:style-name="T65">afronden</text:span><text:span text:style-name="T47">.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8" office:value-type="string">
            <text:p text:style-name="Standard"><text:span text:style-name="T2">V</text:span><text:span text:style-name="T42">olg </text:span><text:span text:style-name="T43">de aanwijzingen op het scherm.</text:span></text:p>
          </table:table-cell>
        </table:table-row>
      </table:table>
      <text:p text:style-name="P23"><text:span text:style-name="Strong_20_Emphasis"><text:span text:style-name="T35"/></text:span></text:p>
      <text:list text:continue-numbering="true" text:style-name="L1">
        <text:list-item>
          <text:p text:style-name="P59"><text:span text:style-name="Strong_20_Emphasis"><text:span text:style-name="T1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><text:span text:style-name="T52"><draw:control text:anchor-type="as-char" draw:z-index="3" draw:name="Vorm40_0" draw:style-name="gr1" draw:text-style-name="P62" svg:width="0.35cm" svg:height="0.35cm" draw:control="control2"/></text:span></text:p>
          </table:table-cell>
          <table:table-cell table:style-name="Tabel2.A1" office:value-type="string">
            <text:p text:style-name="P34"><text:span text:style-name="T52"><draw:control text:anchor-type="as-char" draw:z-index="6" draw:name="Vorm40_ 1" draw:style-name="gr1" draw:text-style-name="P62" svg:width="0.35cm" svg:height="0.35cm" draw:control="control5"/></text:span></text:p>
          </table:table-cell>
          <table:table-cell table:style-name="Tabel2.D1" office:value-type="string">
            <text:p text:style-name="P14"><text:span text:style-name="T35">Aanmelden als </text:span><text:span text:style-name="T22">&lt;</text:span><text:span text:style-name="T207">g</text:span><text:span text:style-name="T8">ebruiker</text:span><text:span text:style-name="T195">&gt;</text:span><text:span text:style-name="T45"><text:note text:id="ftn6" text:note-class="footnote"><text:note-citation>1</text:note-citation><text:note-body><text:p text:style-name="P30"><text:span text:style-name="T108">E</text:span><text:span text:style-name="T110">ventuele extra </text:span><text:span text:style-name="T239">gebruiker</text:span><text:span text:style-name="T109">s</text:span><text:span text:style-name="T110"> aanmelden en dezelfde stappen uitvoeren.</text:span></text:p></text:note-body></text:note></text:span><text:span text:style-name="T35">.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7"><text:span text:style-name="T52"><draw:control text:anchor-type="as-char" draw:z-index="17" draw:name="Vorm 8" draw:style-name="gr1" draw:text-style-name="P62" svg:width="0.35cm" svg:height="0.35cm" draw:control="control16"/></text:span></text:p>
          </table:table-cell>
          <table:table-cell table:style-name="Tabel2.A1" office:value-type="string">
            <text:p text:style-name="P37"><text:span text:style-name="T52"><draw:control text:anchor-type="as-char" draw:z-index="18" draw:name="Vorm 9" draw:style-name="gr1" draw:text-style-name="P62" svg:width="0.35cm" svg:height="0.35cm" draw:control="control17"/></text:span></text:p>
          </table:table-cell>
          <table:table-cell table:style-name="Tabel2.D3" office:value-type="string">
            <text:p text:style-name="P44"><text:span text:style-name="T78">Typ: </text:span><text:span text:style-name="User_20_Entry"><text:span text:style-name="T111">kz menu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4" office:value-type="string">
            <text:p text:style-name="P11"><text:span text:style-name="T48">Selecteer</text:span><text:span text:style-name="T44"> </text:span><text:span text:style-name="Strong_20_Emphasis"><text:span text:style-name="T29">4</text:span></text:span><text:span text:style-name="T62"> </text:span><text:span text:style-name="T49">Gebruiker inrichten</text:span><text:span text:style-name="T47">.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5" office:value-type="string">
            <text:p text:style-name="P28"><text:span text:style-name="T2">V</text:span><text:span text:style-name="T42">olg </text:span><text:span text:style-name="T43">de aanwijzingen op het scherm.</text:span></text:p>
          </table:table-cell>
        </table:table-row>
      </table:table>
      <text:p text:style-name="P10"><text:span text:style-name="T46"/></text:p>
      <text:p text:style-name="P54"/>
      <text:p text:style-name="P19"><text:span text:style-name="T125">E</text:span><text:span text:style-name="T126">inde c</text:span><text:span text:style-name="T127">hecklist, </text:span><text:span text:style-name="T128">d</text:span><text:span text:style-name="T127">e installatie van </text:span><text:span text:style-name="T131"><text:user-field-get text:name="Distro">Rocky Linux</text:user-field-get></text:span><text:span text:style-name="T129"><text:s/></text:span><text:span text:style-name="T130"><text:user-field-get text:name="Version">8.10</text:user-field-get></text:span><text:span text:style-name="T130"><text:s/></text:span><text:span text:style-name="T132">Server</text:span><text:span text:style-name="T33"> </text:span><text:span text:style-name="T127">is voltooid.</text:span></text:p>
      <text:p text:style-name="P4"/>
      <text:list text:style-name="L2">
        <text:list-header>
          <text:p text:style-name="P60"><text:span text:style-name="T228">Geschreven door </text:span><text:a xlink:type="simple" xlink:href="mailto:info@karelzimmer.nl?subject=Checklist%20installatie%20Linux" text:style-name="Internet_20_link" text:visited-style-name="Visited_20_Internet_20_Link"><text:span text:style-name="T229">Karel Zimmer</text:span></text:a><text:span text:style-name="T230">.</text:span></text:p>
          <text:p text:style-name="P61"><text:span text:style-name="T232">Licentie </text:span><text:span text:style-name="T230">C</text:span><text:span text:style-name="T231">C0</text:span><text:span text:style-name="T230"> 1.0 </text:span><text:span text:style-name="T227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7"><text:s/></text:span><text:span text:style-name="T227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7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5-01-07T08:36:19.556183866">07-01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7T08:36:19.342440101</dc:date>
    <meta:keyword>Installatie</meta:keyword>
    <meta:keyword>Checklist</meta:keyword>
    <meta:keyword>Linux</meta:keyword>
    <meta:editing-cycles>6984</meta:editing-cycles>
    <meta:editing-duration>P12DT12H49M39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79" meta:word-count="416" meta:character-count="2849" meta:non-whitespace-character-count="2477"/>
    <meta:user-defined meta:name="Info 1"/>
    <meta:user-defined meta:name="Info 2"/>
    <meta:user-defined meta:name="Info 3"/>
    <meta:user-defined meta:name="Info 4"/>
  </office:meta>
</office:document-meta>
</file>